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affeNative2Ascii.run( Commandline cmd , ProjectComponent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KaffeNative2Ascii.getN2a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affeNative2Ascii.setup( Commandline cmd , Native2Ascii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